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</text:p>
      <text:p text:style-name="Standard"><text:s/>* To change this license header, choose License Headers in Project Properties.</text:p>
      <text:p text:style-name="Standard"><text:s/>* To change this template file, choose Tools | Templates</text:p>
      <text:p text:style-name="Standard"><text:s/>* and open the template in the editor.</text:p>
      <text:p text:style-name="Standard"><text:s/>*/</text:p>
      <text:p text:style-name="Standard">package complex;</text:p>
      <text:p text:style-name="Standard">import java.util.Scanner;</text:p>
      <text:p text:style-name="Standard"/>
      <text:p text:style-name="Standard">public class Complex {</text:p>
      <text:p text:style-name="Standard"><text:s text:c="4"/>int real,img;</text:p>
      <text:p text:style-name="Standard"><text:s text:c="4"/></text:p>
      <text:p text:style-name="Standard"><text:s text:c="4"/>Complex (int a,int b)</text:p>
      <text:p text:style-name="Standard"><text:s text:c="4"/>{</text:p>
      <text:p text:style-name="Standard"><text:s text:c="8"/>real=a;</text:p>
      <text:p text:style-name="Standard"><text:s text:c="8"/>img=b;</text:p>
      <text:p text:style-name="Standard"><text:s text:c="4"/>}</text:p>
      <text:p text:style-name="Standard"><text:s text:c="4"/>public Complex add(Complex a, Complex b)</text:p>
      <text:p text:style-name="Standard"><text:s text:c="4"/>{</text:p>
      <text:p text:style-name="Standard"><text:s text:c="8"/>Complex ob = new Complex(0,0);</text:p>
      <text:p text:style-name="Standard"><text:s text:c="8"/>ob.real= a.real + b.real;</text:p>
      <text:p text:style-name="Standard"><text:s text:c="8"/>ob.img=a.img + b.img;</text:p>
      <text:p text:style-name="Standard"><text:s text:c="8"/>return ob;</text:p>
      <text:p text:style-name="Standard"><text:s text:c="4"/>}</text:p>
      <text:p text:style-name="Standard"><text:s text:c="4"/></text:p>
      <text:p text:style-name="Standard"><text:s text:c="4"/>public static void main(String[] args) {</text:p>
      <text:p text:style-name="Standard"><text:s text:c="8"/>// TODO code application logic here</text:p>
      <text:p text:style-name="Standard"><text:s text:c="8"/>Scanner obj= new Scanner(System.in);</text:p>
      <text:p text:style-name="Standard"><text:s text:c="8"/>System.out.println("enter the 1st real part");</text:p>
      <text:p text:style-name="Standard"><text:s text:c="8"/>int fstr= obj.nextInt();</text:p>
      <text:p text:style-name="Standard"><text:s text:c="8"/></text:p>
      <text:p text:style-name="Standard"><text:s text:c="8"/>System.out.println("enter the 1st img part");</text:p>
      <text:p text:style-name="Standard"><text:s text:c="8"/>int fsti= obj.nextInt();</text:p>
      <text:p text:style-name="Standard"><text:s text:c="8"/></text:p>
      <text:p text:style-name="Standard"><text:s text:c="8"/>System.out.println("enter the 2nd real part");</text:p>
      <text:p text:style-name="Standard"><text:s text:c="8"/>int secr= obj.nextInt();</text:p>
      <text:p text:style-name="Standard"><text:s text:c="8"/></text:p>
      <text:p text:style-name="Standard"><text:s text:c="8"/>System.out.println("enter the 2nd img part");</text:p>
      <text:p text:style-name="Standard"><text:s text:c="8"/>int seci= obj.nextInt();</text:p>
      <text:p text:style-name="Standard"><text:s text:c="8"/></text:p>
      <text:p text:style-name="Standard"><text:s text:c="5"/>Complex ca = <text:s/>new Complex(fstr,fsti);</text:p>
      <text:p text:style-name="Standard"><text:s text:c="5"/>Complex cb = <text:s/>new Complex(secr,seci);</text:p>
      <text:p text:style-name="Standard"><text:s text:c="5"/>Complex cc = <text:s/>new Complex(0,0);</text:p>
      <text:p text:style-name="Standard"><text:s text:c="5"/>cc=cc.add(ca,cb);</text:p>
      <text:p text:style-name="Standard"><text:s text:c="7"/>System.out.println("\ncomplex no 1:"+fstr+"+i"+fsti);</text:p>
      <text:p text:style-name="Standard"><text:s text:c="8"/>System.out.println("\ncomplex no 2:"+secr+"+i"+seci);</text:p>
      <text:p text:style-name="Standard"><text:s text:c="8"/></text:p>
      <text:p text:style-name="Standard"><text:s text:c="8"/>System.out.println("\nThe sum of numbers = "+cc.real+"+i"+cc.img);</text:p>
      <text:p text:style-name="Standard"><text:s text:c="15"/></text:p>
      <text:p text:style-name="Standard"><text:s text:c="13"/></text:p>
      <text:p text:style-name="Standard"><text:s text:c="4"/>}</text:p>
      <text:p text:style-name="Standard"><text:s text:c="4"/>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6T15:54:54.486330964</meta:creation-date>
    <dc:date>2022-04-06T15:55:40.533397084</dc:date>
    <meta:editing-duration>PT46S</meta:editing-duration>
    <meta:editing-cycles>1</meta:editing-cycles>
    <meta:document-statistic meta:table-count="0" meta:image-count="0" meta:object-count="0" meta:page-count="1" meta:paragraph-count="51" meta:word-count="150" meta:character-count="1392" meta:non-whitespace-character-count="989"/>
    <meta:generator>LibreOffice/6.0.7.3$Linux_X86_64 LibreOffice_project/00m0$Build-3</meta:generator>
  </office:meta>
</office:document-meta>
</file>